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c4ee4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c4ee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0c4ee4" style:font-weight-asian="normal" style:font-weight-complex="normal"/>
    </style:style>
    <style:style style:name="T1" style:family="text">
      <style:text-properties officeooo:rsid="000c4e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iharika Nagar ( nn162)</text:span></text:p>
      <text:p text:style-name="P1"><text:span text:style-name="T1">Jonathan Lee (jl1424)</text:span></text:p>
      <text:p text:style-name="P2"><text:span text:style-name="T1">Assignment 6</text:span></text:p>
      <text:p text:style-name="P3"><text:span text:style-name="T1"/></text:p>
      <text:p text:style-name="P3"><text:span text:style-name="T1"><text:tab/>For this assignment, we used the algorithm given in lecture. Our implemented features include malloc(), calloc(), realloc(), free() and a simple leak detector and error checking system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Lee</meta:initial-creator>
    <meta:creation-date>2014-12-12T16:44:31</meta:creation-date>
    <dc:date>2014-12-12T16:54:45</dc:date>
    <dc:creator>Jonathan Lee</dc:creator>
    <meta:editing-duration>P0D</meta:editing-duration>
    <meta:editing-cycles>1</meta:editing-cycles>
    <meta:document-statistic meta:table-count="0" meta:image-count="0" meta:object-count="0" meta:page-count="1" meta:paragraph-count="4" meta:word-count="36" meta:character-count="243" meta:non-whitespace-character-count="209"/>
    <meta:generator>LibreOffice/3.6$Linux_X86_64 LibreOffice_project/e29a214-2bbed72-0621de6-a97528c-8f066d</meta:generator>
  </office:meta>
</office:document-meta>
</file>